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40" style:family="paragraph" style:parent-style-name="Text_20_body" style:list-style-name="L25">
      <style:paragraph-properties fo:margin-top="0cm" fo:margin-bottom="0cm" fo:line-height="150%" style:writing-mode="lr-tb"/>
    </style:style>
    <style:style style:name="P4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able_20_Contents" style:list-style-name="L18">
      <style:text-properties style:font-name="Verdana" fo:font-size="14pt" style:font-size-asian="14pt" style:font-size-complex="14pt"/>
    </style:style>
    <style:style style:name="P44" style:family="paragraph" style:parent-style-name="Table_20_Contents" style:list-style-name="L19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20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21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style:style style:name="T10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font-size="14pt" fo:font-style="normal" fo:font-weight="normal" fo:background-color="transparent"/>
    </style:style>
    <style:style style:name="T12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1465712068043488722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val_TP ==&gt; up</text:p>
                  <text:list>
                    <text:list-item>
                      <text:p text:style-name="P17">label ==&gt; //_20200219_172815:next (fx_tester_T_1__Exec)</text:p>
                    </text:list-item>
                  </text:list>
                </text:list-item>
                <text:list-item>
                  <text:p text:style-name="P17">write into list data</text:p>
                  <text:list>
                    <text:list-item>
                      <text:p text:style-name="P17"><text:soft-page-break/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7">T-1.1 : show in the log file</text:p>
              <text:list>
                <text:list-item>
                  <text:p text:style-name="P17">CODE</text:p>
                  <text:list>
                    <text:list-item>
                      <text:p text:style-name="P17">“show_LO_Pos_Data__Build_Lines” ==&gt; add params</text:p>
                      <text:list>
                        <text:list-item>
                          <text:p text:style-name="P17">fx_tester_T_1()</text:p>
                          <text:list>
                            <text:list-item>
                              <text:p text:style-name="P17">//_20200222_182249:tmp (caller) </text:p>
                            </text:list-item>
                          </text:list>
                        </text:list-item>
                        <text:list-item>
                          <text:p text:style-name="P17">==&gt; DROP</text:p>
                        </text:list-item>
                      </text:list>
                    </text:list-item>
                    <text:list-item>
                      <text:p text:style-name="P17">“show_LO_Pos_Data__Build_Lines” ==&gt; add codes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value of TP, SL → CONS.php</text:p>
              <text:list>
                <text:list-item>
                  <text:p text:style-name="P17">CODE </text:p>
                  <text:list>
                    <text:list-item>
                      <text:p text:style-name="P17">//_20200219_172815:next</text:p>
                    </text:list-item>
                    <text:list-item>
                      <text:p text:style-name="P17">TP → 1.3</text:p>
                    </text:list-item>
                  </text:list>
                </text:list-item>
                <text:list-item>
                  <text:p text:style-name="P17">TEST ==&gt; PROBLEM</text:p>
                  <text:list>
                    <text:list-item>
                      <text:p text:style-name="P1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2</text:p>
          <text:list>
            <text:list-item>
              <text:p text:style-name="P17">pos list ==&gt; new data</text:p>
              <text:list>
                <text:list-item>
                  <text:p text:style-name="P17">start idx, exit idx ==&gt; location in BB</text:p>
                </text:list-item>
                <text:list-item>
                  <text:p text:style-name="P17">//_20200214_150433:next (libeatester)</text:p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4"/>
      <text:p text:style-name="P4">[next]</text:p>
      <text:list xml:id="list4637369103998954003" text:style-name="L2">
        <text:list-item>
          <text:p text:style-name="P18">TASK-1</text:p>
          <text:list>
            <text:list-item>
              <text:p text:style-name="P18">this ==&gt; T-1.2 → re-try</text:p>
              <text:list>
                <text:list-item>
                  <text:p text:style-name="P1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this ==&gt; TASK-2</text:p>
            </text:list-item>
          </text:list>
        </text:list-item>
      </text:list>
      <text:p text:style-name="P4">[further]</text:p>
      <text:list xml:id="list5067885298832342170" text:style-name="L3">
        <text:list-item>
          <text:p text:style-name="P19"><text:soft-page-break/></text:p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4625538726093804142" text:style-name="L4">
        <text:list-item>
          <text:p text:style-name="P20">REVIEW</text:p>
        </text:list-item>
        <text:list-item>
          <text:p text:style-name="P20"><text:span text:style-name="T1">#_ </text:span>TASK-1 </text:p>
          <text:list>
            <text:list-item>
              <text:list>
                <text:list-item>
                  <text:p text:style-name="P20">this ==&gt; T-1.2 → re-try</text:p>
                  <text:list>
                    <text:list-item>
                      <text:p text:style-name="P20">pos list file ==&gt; for each time the for-loop breaks ==&gt; write the pos data to a file</text:p>
                    </text:list-item>
                    <text:list-item>
                      <text:p text:style-name="P20">//_20200222_192407:next</text:p>
                    </text:list-item>
                  </text:list>
                </text:list-item>
              </text:list>
            </text:list-item>
            <text:list-item>
              <text:p text:style-name="P20">T-1.1 : new FUNC : “show_LO_Pos_Data__Build_Lines__MetaData_and_Header”</text:p>
              <text:list>
                <text:list-item>
                  <text:p text:style-name="P20">CODE</text:p>
                </text:list-item>
                <text:list-item>
                  <text:p text:style-name="P20">TEST ==&gt; <text:s/>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 : new FUNC : “show_LO_Pos_Data__Build_Lines__Entries”</text:p>
              <text:list>
                <text:list-item>
                  <text:p text:style-name="P20">TEST ==&gt; PROBLEM</text:p>
                  <text:list>
                    <text:list-item>
                      <text:p text:style-name="P20">TRY : review ==&gt; “2020.01.06 02:15”</text:p>
                      <text:list>
                        <text:list-item>
                          <text:p text:style-name="P20">FOUND</text:p>
                          <text:list>
                            <text:list-item>
                              <text:p text:style-name="P2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TRY : re-TEST</text:p>
                      <text:list>
                        <text:list-item>
                          <text:p text:style-name="P20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1.3 : “show_LO_Pos_Data__Build_Lines__Entries” and oth<text:span text:style-name="T9">ers ==&gt; </text:span><text:soft-page-break/><text:span text:style-name="T9">comment out</text:span></text:p>
              <text:list>
                <text:list-item>
                  <text:p text:style-name="P35">CODE</text:p>
                </text:list-item>
                <text:list-item>
                  <text:p text:style-name="P35">TEST ==&gt; 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gen data</text:p>
                </text:list-item>
                <text:list-item>
                  <text:p text:style-name="P20">files</text:p>
                  <text:list>
                    <text:list-item>
                      <text:p text:style-name="P20"><text:span text:style-name="T1">#_ </text:span>(AUDJPY).(M15).20200216_180151.[20200106_0000-20200110_2345].csv </text:p>
                    </text:list-item>
                    <text:list-item>
                      <text:p text:style-name="P20"><text:span text:style-name="T1">#_ </text:span>(AUDJPY).(M15).20200216_180151.[20200113_0000-20200117_2345].csv </text:p>
                    </text:list-item>
                    <text:list-item>
                      <text:p text:style-name="P20">(AUDJPY).(M15).20200216_180151.[20200120_0000-20200124_2345].csv</text:p>
                    </text:list-item>
                    <text:list-item>
                      <text:p text:style-name="P20">(AUDJPY).(M15).20200216_180151.[20200127_0000-20200131_2345].csv</text:p>
                    </text:list-item>
                    <text:list-item>
                      <text:p text:style-name="P20">(AUDJPY).(M15).20200216_180151.[20200203_0000-20200207_2345].csv</text:p>
                    </text:list-item>
                    <text:list-item>
                      <text:p text:style-name="P2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/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pos list ==&gt; new data</text:p>
                  <text:list>
                    <text:list-item>
                      <text:p text:style-name="P20">start idx, exit idx ==&gt; location in BB</text:p>
                    </text:list-item>
                    <text:list-item>
                      <text:p text:style-name="P20">//_20200214_150433:next (libeatester)</text:p>
                    </text:list-item>
                  </text:list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490658508604474916" text:style-name="L5">
        <text:list-item>
          <text:p text:style-name="P21">TASK</text:p>
          <text:list>
            <text:list-item>
              <text:p text:style-name="P21"><text:soft-page-break/>this ==&gt; TASK-2 –&gt; cont.</text:p>
              <text:list>
                <text:list-item>
                  <text:p text:style-name="P21">//_20200216_183601:tmp (CONS.php)</text:p>
                </text:list-item>
              </text:list>
            </text:list-item>
            <text:list-item>
              <text:p text:style-name="P21">this ==&gt; TASK-3</text:p>
            </text:list-item>
          </text:list>
        </text:list-item>
      </text:list>
      <text:p text:style-name="P4">[further]</text:p>
      <text:list xml:id="list5692584651675135605" text:style-name="L6">
        <text:list-item>
          <text:p text:style-name="P22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2">40</text:span><text:span text:style-name="T11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4307827666142502075" text:style-name="L7">
        <text:list-item>
          <text:p text:style-name="P23">REVIEW </text:p>
        </text:list-item>
        <text:list-item>
          <text:p text:style-name="P23">TASK-1</text:p>
          <text:list>
            <text:list-item>
              <text:list>
                <text:list-item>
                  <text:p text:style-name="P23">prev ==&gt; TASK-2 –&gt; cont.</text:p>
                  <text:list>
                    <text:list-item>
                      <text:p text:style-name="P23">//_20200216_183601:tmp (CONS.php)</text:p>
                    </text:list-item>
                  </text:list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<text:span text:style-name="T1">#_ </text:span>[20200203_0000-20200207_2345]</text:p>
                </text:list-item>
                <text:list-item>
                  <text:p text:style-name="P23"><text:span text:style-name="T1">#_ </text:span>[20200214_2345-20200210_0000]</text:p>
                </text:list-item>
              </text:list>
            </text:list-item>
            <text:list-item>
              <text:p text:style-name="P23">T-1.2 : A/J, M5</text:p>
              <text:list>
                <text:list-item>
                  <text:list>
                    <text:list-item>
                      <text:p text:style-name="P23">(AUDJPY).(M5).20200227_131436.[XXX].csv</text:p>
                    </text:list-item>
                    <text:list-item>
                      <text:p text:style-name="P2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3"><text:span text:style-name="T1">#_ </text:span>[20200106_0005-20200106_2355]</text:p>
                  <text:list>
                    <text:list-item>
                      <text:p text:style-name="P23"><text:span text:style-name="T1">#_ </text:span>PROBLEM : “sum : start – exit” ==&gt; incorrect</text:p>
                      <text:list>
                        <text:list-item>
                          <text:p text:style-name="P23"><text:soft-page-break/>TRY : review codes</text:p>
                          <text:list>
                            <text:list-item>
                              <text:p text:style-name="P2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[20200107_0005-20200107_2355]</text:p>
                </text:list-item>
              </text:list>
            </text:list-item>
          </text:list>
        </text:list-item>
        <text:list-item>
          <text:p text:style-name="P23">SEG-1</text:p>
          <text:list>
            <text:list-item>
              <text:list>
                <text:list-item>
                  <text:p text:style-name="P23">gen csv ==&gt; M5</text:p>
                </text:list-item>
              </text:list>
            </text:list-item>
            <text:list-item>
              <text:p text:style-name="P23">S-1.1 : gen csv </text:p>
              <text:list>
                <text:list-item>
                  <text:p text:style-name="P23">44_5.1_10_rawdata.(AUDJPY).(Period-M5).(NumOfUnits-55000).(Bars-55000).20200227_131436.csv</text:p>
                </text:list-item>
                <text:list-item>
                  <text:p text:style-name="P23">A/J, M5, <text:s/>20200106</text:p>
                </text:list-item>
              </text:list>
            </text:list-item>
            <text:list-item>
              <text:p text:style-name="P23"><text:span text:style-name="T1">#_ </text:span>S-1.2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2020.01.06 00:05</text:p>
                        </text:list-item>
                        <text:list-item>
                          <text:p text:style-name="P23">2020.01.06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(AUDJPY).(M5).20200227_131436.[20200106_0005-20200106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oft-page-break/><text:span text:style-name="T1">#_ </text:span>S-1.3 : <text:s/>20200107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<text:span text:style-name="T1">#_ </text:span>2020.01.07 00:05</text:p>
                        </text:list-item>
                        <text:list-item>
                          <text:p text:style-name="P23">2020.01.07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(AUDJPY).(M5).20200227_131436.[20200107_0005-20200107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#_ </text:span>S-1.4 : <text:s/>20200108 ::]20200227_141656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2020.01.08 00:05</text:p>
                        </text:list-item>
                        <text:list-item>
                          <text:p text:style-name="P23">2020.01.08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(AUDJPY).(M5).20200227_131436.[20200108_0005-20200108_2355].csv</text:p>
                        </text:list-item>
                      </text:list>
                    </text:list-item>
                    <text:list-item>
                      <text:p text:style-name="P23"><text:soft-page-break/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3">SEG-2 : [list-of-pos].log ==&gt; “exit – start” → value is 0 if “ext_idx” is “-1”</text:p>
          <text:list>
            <text:list-item>
              <text:p text:style-name="P23">S-2.1</text:p>
              <text:list>
                <text:list-item>
                  <text:p text:style-name="P23">CODE : //_20200227_140717:tmp</text:p>
                </text:list-item>
                <text:list-item>
                  <text:p text:style-name="P23">TEST ==&gt; </text:p>
                </text:list-item>
              </text:list>
            </text:list-item>
          </text:list>
        </text:list-item>
        <text:list-item>
          <text:p text:style-name="P23">TASK-2</text:p>
        </text:list-item>
      </text:list>
      <text:list xml:id="list8562654974711810736" text:style-name="L8">
        <text:list-item>
          <text:list>
            <text:list-item>
              <text:list>
                <text:list-item>
                  <text:list>
                    <text:list-item>
                      <text:p text:style-name="P24">prev ==&gt; TASK-3</text:p>
                    </text:list-item>
                  </text:list>
                </text:list-item>
                <text:list-item>
                  <text:p text:style-name="P24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47700102564605218" text:style-name="L9">
        <text:list-item>
          <text:p text:style-name="P25">TASK-1</text:p>
          <text:list>
            <text:list-item>
              <text:p text:style-name="P25">source csv file ==&gt; pass to func through url param</text:p>
              <text:list>
                <text:list-item>
                  <text:p text:style-name="P25">$fname_FX_Tester_CSV_File</text:p>
                </text:list-item>
                <text:list-item>
                  <text:p text:style-name="P25">//_20200227_142412:next</text:p>
                </text:list-item>
              </text:list>
            </text:list-item>
          </text:list>
        </text:list-item>
        <text:list-item>
          <text:p text:style-name="P25">TASK-2 : this ==&gt; SEG-1 : cont.</text:p>
        </text:list-item>
        <text:list-item>
          <text:p text:style-name="P25">TASK-3 : this ==&gt; TASK-2</text:p>
        </text:list-item>
      </text:list>
      <text:p text:style-name="P4">[further]</text:p>
      <text:list xml:id="list3753684619489425638" text:style-name="L10">
        <text:list-item>
          <text:p text:style-name="P26"/>
        </text:list-item>
      </text:list>
      <text:p text:style-name="P13"><text:line-break/><text:soft-pag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6992410371851046405" text:style-name="L11">
        <text:list-item>
          <text:p text:style-name="P27">REVIEW </text:p>
        </text:list-item>
        <text:list-item>
          <text:p text:style-name="P27"><text:span text:style-name="T1">#_ </text:span>SEG-1</text:p>
          <text:list>
            <text:list-item>
              <text:list>
                <text:list-item>
                  <text:p text:style-name="P27">gen csv ==&gt; M5</text:p>
                </text:list-item>
                <text:list-item>
                  <text:p text:style-name="P27">44_5.1_10_rawdata.(AUDJPY).(Period-M5).(NumOfUnits-55000).(Bars-55000).20200227_131436.csv</text:p>
                </text:list-item>
              </text:list>
            </text:list-item>
            <text:list-item>
              <text:p text:style-name="P27"><text:span text:style-name="T1">#_ </text:span>S-1.1 : A/J, M5, <text:s/>20200109 </text:p>
              <text:list>
                <text:list-item>
                  <text:p text:style-name="P27">DUP</text:p>
                </text:list-item>
                <text:list-item>
                  <text:p text:style-name="P27">rename</text:p>
                  <text:list>
                    <text:list-item>
                      <text:p text:style-name="P27">(AUDJPY).(M5).20200227_131436.[20200109_0005-20200109_2355].csv</text:p>
                    </text:list-item>
                  </text:list>
                </text:list-item>
                <text:list-item>
                  <text:p text:style-name="P27">open ---&gt; with sakura 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09 00:05</text:p>
                        </text:list-item>
                        <text:list-item>
                          <text:p text:style-name="P27">2020.01.09 23:55</text:p>
                        </text:list-item>
                      </text:list>
                    </text:list-item>
                    <text:list-item>
                      <text:p text:style-name="P27">save</text:p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<text:soft-page-break/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  <text:list-item>
                      <text:p text:style-name="P27">C – s / M – F4 (save, close)</text:p>
                    </text:list-item>
                  </text:list>
                </text:list-item>
                <text:list-item>
                  <text:p text:style-name="P27">copy to → C:\WORKS_2\WS\WS_Others.prog\prog\D-7\2_2\VIRTUAL\Admin_Projects\curr\data\csv_raw</text:p>
                </text:list-item>
              </text:list>
            </text:list-item>
            <text:list-item>
              <text:p text:style-name="P27"><text:span text:style-name="T1">#_ </text:span>S-1.2 : A/J, M5, <text:s/>20200110 </text:p>
              <text:list>
                <text:list-item>
                  <text:p text:style-name="P27">DUP</text:p>
                </text:list-item>
                <text:list-item>
                  <text:p text:style-name="P27">rename</text:p>
                  <text:list>
                    <text:list-item>
                      <text:p text:style-name="P27">(AUDJPY).(M5).20200227_131436.[20200110_0005-20200110_2355].csv</text:p>
                    </text:list-item>
                  </text:list>
                </text:list-item>
                <text:list-item>
                  <text:p text:style-name="P27">open ---&gt; with sakura 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10 00:05</text:p>
                        </text:list-item>
                        <text:list-item>
                          <text:p text:style-name="P27">2020.01.1<text:span text:style-name="T9">0</text:span> 23:55</text:p>
                        </text:list-item>
                      </text:list>
                    </text:list-item>
                    <text:list-item>
                      <text:p text:style-name="P27">save</text:p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  <text:list-item>
                      <text:p text:style-name="P27">C – s / M – F4 (save, close)</text:p>
                    </text:list-item>
                  </text:list>
                </text:list-item>
                <text:list-item>
                  <text:p text:style-name="P27">copy to → C:\WORKS_2\WS\WS_Others.prog\prog\D-<text:soft-page-break/>7\2_2\VIRTUAL\Admin_Projects\curr\data\csv_raw</text:p>
                </text:list-item>
              </text:list>
            </text:list-item>
            <text:list-item>
              <text:p text:style-name="P27"><text:span text:style-name="T1">%#_ </text:span>S-1.3 : A/J, M5, <text:s/>20200113 </text:p>
            </text:list-item>
          </text:list>
        </text:list-item>
        <text:list-item>
          <text:p text:style-name="P27">TASK-1</text:p>
          <text:list>
            <text:list-item>
              <text:p text:style-name="P27"><text:span text:style-name="T1">#_ </text:span>T-1.1 : template ==&gt; add textbox </text:p>
              <text:list>
                <text:list-item>
                  <text:p text:style-name="P27">CODE</text:p>
                  <text:list>
                    <text:list-item>
                      <text:p text:style-name="P27"><text:span text:style-name="T1">#_ </text:span>onmouseover</text:p>
                    </text:list-item>
                    <text:list-item>
                      <text:p text:style-name="P2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2 : get value → from textbox</text:p>
              <text:list>
                <text:list-item>
                  <text:list>
                    <text:list-item>
                      <text:p text:style-name="P27">\fx_test\_idx_table_tr_Tester-1.ctp</text:p>
                    </text:list-item>
                  </text:list>
                </text:list-item>
                <text:list-item>
                  <text:p text:style-name="P27">js file → libfx.js</text:p>
                  <text:list>
                    <text:list-item>
                      <text:p text:style-name="P27">fx_tester_T_1()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3 : pass to ajax param → get val at php function</text:p>
            </text:list-item>
            <text:list-item>
              <text:p text:style-name="P27">T-1.4 : param val → use in execution of php codes</text:p>
              <text:list>
                <text:list-item>
                  <text:p text:style-name="P27">CODE</text:p>
                </text:list-item>
                <text:list-item>
                  <text:p text:style-name="P27"><text:span text:style-name="T1">#_ </text:span>TEST : param val → via url box in the browser; nop, return</text:p>
                </text:list-item>
                <text:list-item>
                  <text:p text:style-name="P27">TEST : execute → complete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494823284740198266" text:style-name="L12">
        <text:list-item>
          <text:p text:style-name="P28">TASK-1</text:p>
          <text:list>
            <text:list-item>
              <text:p text:style-name="P28">prev : next : TASK-3</text:p>
            </text:list-item>
          </text:list>
        </text:list-item>
      </text:list>
      <text:p text:style-name="P4">[further]</text:p>
      <text:list xml:id="list49920181170726130" text:style-name="L13">
        <text:list-item>
          <text:p text:style-name="P29"/>
        </text:list-item>
      </text:list>
      <text:p text:style-name="P13"><text:line-break/><text:span text:style-name="T2">[/ XXX]</text:span></text:p>
      <text:p text:style-name="P13"/>
      <text:p text:style-name="P4"><text:span text:style-name="T10">@@@</text:span></text:p>
      <text:p text:style-name="P5"/>
      <text:p text:style-name="P4"><text:soft-page-break/><text:span text:style-name="T3">42</text:span>---------------------------------------------------------------------------</text:p>
      <text:p text:style-name="P10">res free# JVEMV6 44#10.2_43 / 44. currency / 10. prog-php / 2. tester / <text:s/>XXXX</text:p>
      <text:p text:style-name="P10"/>
      <text:p text:style-name="P4">[do] <text:span text:style-name="T1">#_ </text:span></text:p>
      <text:list xml:id="list5324498591095352950" text:style-name="L25">
        <text:list-item>
          <text:p text:style-name="P40"><text:span text:style-name="T7">REVIEW </text:span></text:p>
        </text:list-item>
        <text:list-item>
          <text:p text:style-name="P34">TASK-1</text:p>
          <text:list>
            <text:list-item>
              <text:p text:style-name="P34">T-1.1</text:p>
            </text:list-item>
          </text:list>
        </text:list-item>
      </text:list>
      <text:p text:style-name="P4"/>
      <text:p text:style-name="P4">[next]</text:p>
      <text:list xml:id="list8846887497976802045" text:style-name="L23">
        <text:list-item>
          <text:p text:style-name="P32">TASK</text:p>
        </text:list-item>
      </text:list>
      <text:p text:style-name="P4">[further]</text:p>
      <text:list xml:id="list6041139707400708736" text:style-name="L24">
        <text:list-item>
          <text:p text:style-name="P33"/>
        </text:list-item>
      </text:list>
      <text:p text:style-name="P13"><text:line-break/><text:span text:style-name="T2">[/ XXX]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566350" text:continue-list="list4307827666142502075" text:style-name="L7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T-1.1</text:p>
        </text:list-item>
      </text:list>
      <text:list xml:id="list37552316" text:continue-list="list4625538726093804142" text:style-name="L4">
        <text:list-item>
          <text:list>
            <text:list-item>
              <text:p text:style-name="P20"/>
            </text:list-item>
          </text:list>
        </text:list-item>
      </text:list>
      <text:p text:style-name="P4"/>
      <text:p text:style-name="P4">[next]</text:p>
      <text:list xml:id="list8477514962265502260" text:style-name="L14">
        <text:list-item>
          <text:p text:style-name="P30">TASK</text:p>
        </text:list-item>
      </text:list>
      <text:p text:style-name="P4"><text:soft-page-break/>[further]</text:p>
      <text:list xml:id="list2261119066948248629" text:style-name="L15">
        <text:list-item>
          <text:p text:style-name="P31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5322427715809654574" text:style-name="L16">
        <text:list-item>
          <text:p text:style-name="P3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43680" text:continue-numbering="true" text:style-name="L16">
        <text:list-item>
          <text:p text:style-name="P36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8601620266064361526" text:style-name="L17">
        <text:list-item>
          <text:p text:style-name="P1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192504251520963674" text:style-name="L18">
              <text:list-item>
                <text:p text:style-name="P43">M – w &gt; a (new window)</text:p>
              </text:list-item>
              <text:list-item>
                <text:p text:style-name="P43">doc 2 : select → session number</text:p>
              </text:list-item>
              <text:list-item>
                <text:p text:style-name="P43">doc 1</text:p>
                <text:list>
                  <text:list-item>
                    <text:p text:style-name="P43">DUP → template</text:p>
                  </text:list-item>
                  <text:list-item>
                    <text:p text:style-name="P43">session num → paste</text:p>
                  </text:list-item>
                </text:list>
              </text:list-item>
              <text:list-item>
                <text:p text:style-name="P43">doc 2 : select → session string</text:p>
              </text:list-item>
              <text:list-item>
                <text:p text:style-name="P4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368942723365472608" text:style-name="L19">
              <text:list-item>
                <text:p text:style-name="P44">commit</text:p>
                <text:list>
                  <text:list-item>
                    <text:p text:style-name="P44">jve</text:p>
                  </text:list-item>
                  <text:list-item>
                    <text:p text:style-name="P44">cake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5.A2" office:value-type="string">
            <text:p text:style-name="P1">doc</text:p>
            <text:list xml:id="list4307174592288503418" text:style-name="L20">
              <text:list-item>
                <text:p text:style-name="P45">doc 1 : select → git push, echo</text:p>
              </text:list-item>
              <text:list-item>
                <text:p text:style-name="P4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962379627059265349" text:style-name="L21">
              <text:list-item>
                <text:p text:style-name="P46">eclipse</text:p>
              </text:list-item>
              <text:list-item>
                <text:p text:style-name="P46">mt4</text:p>
              </text:list-item>
              <text:list-item>
                <text:p text:style-name="P46">folders</text:p>
              </text:list-item>
              <text:list-item>
                <text:p text:style-name="P46">sakura files</text:p>
              </text:list-item>
              <text:list-item>
                <text:p text:style-name="P46">docs</text:p>
              </text:list-item>
            </text:list>
          </table:table-cell>
        </table:table-row>
      </table:table>
      <text:list xml:id="list37552841" text:continue-list="list8601620266064361526" text:style-name="L17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41869" text:continue-numbering="true" text:style-name="L17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7544575" text:continue-numbering="true" text:style-name="L17">
        <text:list-item>
          <text:p text:style-name="P14">move “<text:span text:style-name="T4">@@@</text:span>”</text:p>
        </text:list-item>
        <text:list-item>
          <text:p text:style-name="P37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04T17:33:50.39</dc:date>
    <dc:creator>iwabuchi ken</dc:creator>
    <meta:editing-duration>P2DT11H37M56S</meta:editing-duration>
    <meta:editing-cycles>244</meta:editing-cycles>
    <meta:generator>OpenOffice/4.1.3$Win32 OpenOffice.org_project/413m1$Build-9783</meta:generator>
    <meta:document-statistic meta:table-count="5" meta:image-count="0" meta:object-count="0" meta:page-count="15" meta:paragraph-count="317" meta:word-count="1300" meta:character-count="9043"/>
  </office:meta>
</office:document-meta>
</file>